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Time (min)</text:p>
          </table:table-cell>
          <table:table-cell table:style-name="Default" office:value-type="string">
            <text:p>Absorption (OD600)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84">
            <text:p>0.38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31">
            <text:p>0.33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66">
            <text:p>0.26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27">
            <text:p>0.227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96">
            <text:p>0.19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59">
            <text:p>0.159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24">
            <text:p>0.124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98">
            <text:p>0.098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71">
            <text:p>0.07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44">
            <text:p>0.044</text:p>
          </table:table-cell>
          <table:table-cell table:number-columns-repeated="2"/>
          <table:table-cell>
            <draw:frame table:end-cell-address="Sheet1.L27" table:end-x="0.0114in" table:end-y="0.1087in" draw:z-index="0" draw:style-name="gr1" svg:width="5.3563in" svg:height="2.7555in" svg:x="0.878in" svg:y="0.0315in">
              <draw:object draw:notify-on-update-of-ranges="Sheet1.A2:Sheet1.B1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6">
            <text:p>0.02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15">
            <text:p>0.015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22">
            <text:p>0.02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9">
            <text:p>0.019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27">
            <text:p>0.027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24">
            <text:p>0.024</text:p>
          </table:table-cell>
          <table:table-cell table:number-columns-repeated="3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>
            <text:p>Distance (cm)</text:p>
          </table:table-cell>
          <table:table-cell table:style-name="Default" office:value-type="string">
            <text:p>Change in absorbance (delta OD600)</text:p>
          </table:table-cell>
          <table:table-cell table:style-name="Default"/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ooc:=0.102-0.5" office:value-type="float" office:value="-0.398">
            <text:p>-0.398</text:p>
          </table:table-cell>
          <table:table-cell office:value-type="float" office:value="0.102">
            <text:p>0.10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ooc:=0.265-0.5" office:value-type="float" office:value="-0.235">
            <text:p>-0.235</text:p>
          </table:table-cell>
          <table:table-cell office:value-type="float" office:value="0.265">
            <text:p>0.26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ooc:=0.331-0.5" office:value-type="float" office:value="-0.169">
            <text:p>-0.169</text:p>
          </table:table-cell>
          <table:table-cell office:value-type="float" office:value="0.331">
            <text:p>0.33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ooc:=0.339-0.5" office:value-type="float" office:value="-0.161">
            <text:p>-0.161</text:p>
          </table:table-cell>
          <table:table-cell office:value-type="float" office:value="0.339">
            <text:p>0.33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ooc:=0.412-0.5" office:value-type="float" office:value="-0.088">
            <text:p>-0.088</text:p>
          </table:table-cell>
          <table:table-cell office:value-type="float" office:value="0.412">
            <text:p>0.41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>
            <draw:frame table:end-cell-address="Sheet2.J24" table:end-x="0.6402in" table:end-y="0.1362in" draw:z-index="0" draw:style-name="gr1" svg:width="5.4752in" svg:height="2.752in" svg:x="0.4988in" svg:y="0.063in">
              <draw:object draw:notify-on-update-of-ranges="Sheet2.A2:Sheet2.B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30">10/30/2008</text:date>, <text:time>11:2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10-29T17:47:41</meta:creation-date>
    <dc:date>2008-10-30T11:26:52</dc:date>
    <dc:language>en-US</dc:language>
    <meta:editing-cycles>3</meta:editing-cycles>
    <meta:editing-duration>PT17H21M40S</meta:editing-duration>
    <meta:user-defined meta:name="Info 1"/>
    <meta:user-defined meta:name="Info 2"/>
    <meta:user-defined meta:name="Info 3"/>
    <meta:user-defined meta:name="Info 4"/>
    <meta:document-statistic meta:table-count="3" meta:cell-count="51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three-dimensional="false" chart:deep="false" chart:lines="false" chart:interpolation="none" chart:symbol-type="automatic" chart:vertical="false" chart:connect-bars="false" chart:series-source="columns" chart:mean-value="false" chart:error-margin="0" chart:error-lower-limit="0" chart:error-upper-limit="0" chart:error-category="none" chart:error-percentage="0" chart:regression-type="logarithmic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Arial Unicode MS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4" style:family="chart">
      <style:chart-properties style:direction="ltr"/>
      <style:graphic-properties draw:stroke="none" draw:fill="none"/>
      <style:text-properties fo:font-family="Arial" style:font-family-generic="swiss" style:font-pitch="variable" fo:font-size="9pt" style:font-family-asian="'Arial Unicode MS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5" style:family="chart" style:data-style-name="N107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Arial Unicode MS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Arial Unicode MS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7" style:family="chart">
      <style:chart-properties chart:mean-value="false" chart:error-category="none" chart:regression-type="logarithmic"/>
      <style:graphic-properties draw:fill-color="#800080"/>
      <style:text-properties fo:font-family="Arial" style:font-family-generic="swiss" style:font-pitch="variable" fo:font-size="6pt" style:font-family-asian="'Arial Unicode MS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solid" svg:stroke-width="0.1cm" svg:stroke-color="#800080" draw:marker-start="" draw:marker-start-width="0.2cm" draw:marker-start-center="false" draw:marker-end="" draw:marker-end-width="0.2cm" draw:marker-end-center="false" svg:stroke-opacity="100%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3.908cm" svg:height="6.991cm" chart:class="chart:scatter" chart:style-name="ch1">
        <chart:plot-area chart:style-name="ch2" table:cell-range-address="Sheet2.$A$2:.$B$6" chart:data-source-has-labels="row" chart:table-number-list="1" svg:x="0.278cm" svg:y="0.261cm" svg:width="13.352cm" svg:height="6.592cm">
          <chart:axis chart:dimension="x" chart:name="primary-x" chart:style-name="ch3">
            <chart:title svg:x="6.702cm" svg:y="6.46cm" chart:style-name="ch4">
              <text:p>Distance (cm)</text:p>
            </chart:title>
            <chart:categories table:cell-range-address="local-table.A2:.A5"/>
          </chart:axis>
          <chart:axis chart:dimension="y" chart:name="primary-y" chart:style-name="ch5">
            <chart:title svg:x="0.278cm" svg:y="6.046cm" chart:style-name="ch6">
              <text:p>Change in absorbance of DCPIP (  OD600)</text:p>
            </chart:title>
            <chart:grid chart:class="major"/>
          </chart:axis>
          <chart:series chart:style-name="ch7">
            <chart:domain/>
            <chart:regression-curve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</table:table-cell>
              <table:table-cell office:value-type="string">
                <text:p>-0.398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40">
                <text:p>40</text:p>
              </table:table-cell>
              <table:table-cell office:value-type="float" office:value="-0.235">
                <text:p>-0.23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60">
                <text:p>60</text:p>
              </table:table-cell>
              <table:table-cell office:value-type="float" office:value="-0.169">
                <text:p>-0.16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80">
                <text:p>80</text:p>
              </table:table-cell>
              <table:table-cell office:value-type="float" office:value="-0.161">
                <text:p>-0.16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00">
                <text:p>100</text:p>
              </table:table-cell>
              <table:table-cell office:value-type="float" office:value="-0.088">
                <text:p>-0.088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three-dimensional="false" chart:deep="false" chart:lines="false" chart:interpolation="none" chart:symbol-type="automatic" chart:vertical="false" chart:connect-bars="false" chart:series-source="columns" chart:mean-value="false" chart:error-margin="0" chart:error-lower-limit="0" chart:error-upper-limit="0" chart:error-category="none" chart:error-percentage="0" chart:regression-type="exponential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Arial Unicode MS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4" style:family="chart">
      <style:chart-properties style:direction="ltr"/>
      <style:graphic-properties draw:stroke="none" draw:fill="none"/>
      <style:text-properties fo:font-family="Arial" style:font-family-generic="swiss" style:font-pitch="variable" fo:font-size="9pt" style:font-family-asian="'Arial Unicode MS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5" style:family="chart" style:data-style-name="N107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Arial Unicode MS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Arial Unicode MS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7" style:family="chart">
      <style:chart-properties chart:mean-value="false" chart:error-category="none" chart:regression-type="exponential"/>
      <style:graphic-properties draw:fill-color="#800080"/>
      <style:text-properties fo:font-family="Arial" style:font-family-generic="swiss" style:font-pitch="variable" fo:font-size="6pt" style:font-family-asian="'Arial Unicode MS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solid" svg:stroke-width="0.1cm" svg:stroke-color="#800080" draw:marker-start="" draw:marker-start-width="0.2cm" draw:marker-start-center="false" draw:marker-end="" draw:marker-end-width="0.2cm" draw:marker-end-center="false" svg:stroke-opacity="100%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3.606cm" svg:height="7cm" chart:class="chart:scatter" chart:style-name="ch1">
        <chart:plot-area chart:style-name="ch2" table:cell-range-address="Sheet1.$A$2:.$B$17" chart:table-number-list="0" svg:x="0.272cm" svg:y="0.263cm" svg:width="13.062cm" svg:height="6.597cm">
          <chart:axis chart:dimension="x" chart:name="primary-x" chart:style-name="ch3">
            <chart:title svg:x="6.778cm" svg:y="6.487cm" chart:style-name="ch4">
              <text:p>Time (min)</text:p>
            </chart:title>
            <chart:categories table:cell-range-address="local-table.A2:.A17"/>
          </chart:axis>
          <chart:axis chart:dimension="y" chart:name="primary-y" chart:style-name="ch5">
            <chart:title svg:x="0.272cm" svg:y="5.124cm" chart:style-name="ch6">
              <text:p>Absorption of DCPIP (OD600)</text:p>
            </chart:title>
            <chart:grid chart:class="major"/>
          </chart:axis>
          <chart:series chart:style-name="ch7">
            <chart:domain/>
            <chart:regression-curve chart:style-name="ch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1">
                <text:p>1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2">
                <text:p>2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3">
                <text:p>3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4">
                <text:p>4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5">
                <text:p>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6">
                <text:p>6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7">
                <text:p>7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8">
                <text:p>8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9">
                <text:p>9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0">
                <text:p>1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1">
                <text:p>1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2">
                <text:p>1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3">
                <text:p>1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4">
                <text:p>14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5">
                <text:p>15</text:p>
              </table:table-cell>
              <table:table-cell office:value-type="float" office:value="0.024">
                <text:p>0.024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